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Times New Roman" svg:font-family="'Times New Roman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Sans Serif Collection" svg:font-family="'Sans Serif Collectio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fo:font-size="12pt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/>
    </style:style>
    <style:style style:name="P3" style:family="paragraph" style:parent-style-name="Text_20_body" style:list-style-name="L1">
      <style:paragraph-properties fo:margin-top="0cm" fo:margin-bottom="0cm" style:contextual-spacing="false" fo:line-height="120%" style:writing-mode="lr-tb"/>
    </style:style>
    <style:style style:name="P4" style:family="paragraph" style:parent-style-name="Text_20_body" style:list-style-name="L2">
      <style:paragraph-properties fo:margin-top="0cm" fo:margin-bottom="0cm" style:contextual-spacing="false" fo:line-height="120%" style:writing-mode="lr-tb"/>
    </style:style>
    <style:style style:name="P5" style:family="paragraph" style:parent-style-name="Text_20_body" style:list-style-name="L3">
      <style:paragraph-properties fo:margin-top="0cm" fo:margin-bottom="0cm" style:contextual-spacing="false" fo:line-height="120%" style:writing-mode="lr-tb"/>
    </style:style>
    <style:style style:name="P6" style:family="paragraph" style:parent-style-name="Text_20_body" style:list-style-name="L4">
      <style:paragraph-properties fo:margin-top="0cm" fo:margin-bottom="0cm" style:contextual-spacing="false" fo:line-height="120%" style:writing-mode="lr-tb"/>
    </style:style>
    <style:style style:name="P7" style:family="paragraph" style:parent-style-name="Text_20_body" style:list-style-name="L5">
      <style:paragraph-properties fo:margin-top="0cm" fo:margin-bottom="0cm" style:contextual-spacing="false" fo:line-height="120%" style:writing-mode="lr-tb"/>
    </style:style>
    <style:style style:name="P8" style:family="paragraph" style:parent-style-name="Text_20_body" style:list-style-name="L6">
      <style:paragraph-properties fo:margin-top="0cm" fo:margin-bottom="0cm" style:contextual-spacing="false" fo:line-height="120%" style:writing-mode="lr-tb"/>
      <style:text-properties officeooo:paragraph-rsid="001a7c35"/>
    </style:style>
    <style:style style:name="P9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1a7c35"/>
    </style:style>
    <style:style style:name="P10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italic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style:font-name="Liberation Sans" fo:font-size="16pt" fo:font-weight="normal" officeooo:rsid="001a7c35" officeooo:paragraph-rsid="001a7c35" style:font-size-asian="14pt" style:font-size-complex="16pt"/>
    </style:style>
    <style:style style:name="P13" style:family="paragraph" style:parent-style-name="Text_20_body">
      <style:paragraph-properties fo:margin-top="0cm" fo:margin-bottom="0cm" style:contextual-spacing="false" fo:line-height="120%" style:writing-mode="lr-tb"/>
      <style:text-properties style:font-name="Liberation Sans" fo:font-size="12pt" fo:font-weight="normal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 fo:line-height="120%" style:writing-mode="lr-tb"/>
      <style:text-properties style:font-name="Liberation Sans" fo:font-size="12pt" fo:font-weight="normal" officeooo:paragraph-rsid="001a7c35" style:font-size-asian="12pt" style:font-size-complex="12pt"/>
    </style:style>
    <style:style style:name="P15" style:family="paragraph" style:parent-style-name="Text_20_body">
      <style:paragraph-properties fo:margin-top="0cm" fo:margin-bottom="0cm" style:contextual-spacing="false" fo:line-height="120%" style:writing-mode="lr-tb"/>
      <style:text-properties style:font-name="Liberation Sans" fo:font-size="12pt" fo:font-weight="normal" officeooo:paragraph-rsid="001d078d" style:font-size-asian="12pt" style:font-size-complex="12pt"/>
    </style:style>
    <style:style style:name="P16" style:family="paragraph" style:parent-style-name="Text_20_body">
      <style:paragraph-properties fo:margin-top="0cm" fo:margin-bottom="0cm" style:contextual-spacing="false" fo:line-height="120%" style:writing-mode="lr-tb"/>
      <style:text-properties style:font-name="Liberation Sans" fo:font-size="12pt" style:font-size-asian="12pt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style:text-blinking="false" fo:background-color="transparent" loext:char-shading-value="0" style:font-size-asian="14pt" style:font-size-complex="14pt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4pt" style:text-underline-style="none" style:text-blinking="false" fo:background-color="transparent" loext:char-shading-value="0" style:font-size-asian="14pt" style:font-size-complex="14pt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4pt" fo:font-style="italic" style:text-underline-style="none" style:text-blinking="false" fo:background-color="transparent" loext:char-shading-value="0" style:font-size-asian="14pt" style:font-size-complex="14pt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13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3pt" fo:font-style="italic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a7c35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d078d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italic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italic" style:text-underline-style="none" officeooo:rsid="001d078d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italic" style:text-underline-style="none" officeooo:rsid="001a8923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bold" officeooo:rsid="001a7c35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Liberation Sans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sub 58%" fo:font-style="italic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sub 58%" fo:font-style="normal" style:text-underline-style="none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sub 58%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sub 58%" style:font-name="Liberation San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cc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cc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fo:color="#212121" loext:opacity="100%" style:text-line-through-style="none" style:text-line-through-type="none" style:text-underline-style="none" style:text-blinking="false" fo:background-color="#ffffff" loext:char-shading-value="0"/>
    </style:style>
    <style:style style:name="T35" style:family="text">
      <style:text-properties fo:font-variant="normal" fo:text-transform="none" fo:color="#212121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36" style:family="text">
      <style:text-properties fo:font-variant="normal" fo:text-transform="none" fo:color="#21212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7" style:family="text">
      <style:text-properties style:font-name="Liberation San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6">Résumé DiemBFT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3"><text:bookmark text:name="docs-internal-guid-9e345a41-7fff-505b-dbb6-c5d97135d4de"/><text:span text:style-name="T16">Soit</text:span><text:span text:style-name="T3"> </text:span><text:span text:style-name="T16">Lr</text:span><text:span text:style-name="T3"> </text:span><text:span text:style-name="T16">le leader du round r. Chaque replicas garde son plus grand round voté </text:span><text:span text:style-name="T21">r</text:span><text:span text:style-name="T28">vote</text:span><text:span text:style-name="T16">, son plus grand locked round </text:span><text:span text:style-name="T21">r</text:span><text:span text:style-name="T28">lock</text:span><text:span text:style-name="T21"> </text:span><text:span text:style-name="T16">(= </text:span><text:span text:style-name="T21">qc</text:span><text:span text:style-name="T28">high</text:span><text:span text:style-name="T21">.r </text:span><text:span text:style-name="T16">), le round courant </text:span><text:span text:style-name="T21">r</text:span><text:span text:style-name="T28">cur</text:span><text:span text:style-name="T21"> </text:span><text:span text:style-name="T16">et le plus grand quorum certificate </text:span><text:span text:style-name="T21">qc</text:span><text:span text:style-name="T28">high</text:span><text:span text:style-name="T16">. Les réplicas les initialisent a </text:span><text:span text:style-name="T21">r</text:span><text:span text:style-name="T28">vote</text:span><text:span text:style-name="T16">=0, </text:span><text:span text:style-name="T21">r</text:span><text:span text:style-name="T28">lock</text:span><text:span text:style-name="T16">=0,</text:span><text:span text:style-name="T21">r</text:span><text:span text:style-name="T28">cur</text:span><text:span text:style-name="T16">=1, </text:span><text:span text:style-name="T21">qchigh</text:span><text:span text:style-name="T16">le QC du genesis block du round 0 qui rentre dans le round 1.</text:span></text:p>
      <text:p text:style-name="P1"/>
      <text:p text:style-name="P1"/>
      <text:p text:style-name="P1"/>
      <text:p text:style-name="P14"><text:span text:style-name="T10">Protocole d’états stable pour le réplicas</text:span><text:span text:style-name="T11"> </text:span><text:span text:style-name="T12">i </text:span></text:p>
      <text:p text:style-name="P14"><text:span text:style-name="T21">(fais des progrès quand le Leader du round est honnête, dans un réseau synchrone)</text:span></text:p>
      <text:p text:style-name="P1"/>
      <text:list xml:id="list1443481944" text:style-name="L1">
        <text:list-item>
          <text:p text:style-name="P3"><text:span text:style-name="T24">Propose</text:span></text:p>
        </text:list-item>
      </text:list>
      <text:p text:style-name="P13"><text:span text:style-name="T16">En entrant dans le round r, Lr</text:span><text:span text:style-name="T3"> </text:span><text:span text:style-name="T16">multicasts un block </text:span><text:span text:style-name="T21">B</text:span><text:span text:style-name="T3"> </text:span><text:span text:style-name="T16">= [</text:span><text:span text:style-name="T21">id</text:span><text:span text:style-name="T16">, </text:span><text:span text:style-name="T21">qc</text:span><text:span text:style-name="T28">high</text:span><text:span text:style-name="T16">, </text:span><text:span text:style-name="T21">r</text:span><text:span text:style-name="T16">, </text:span><text:span text:style-name="T21">v</text:span><text:span text:style-name="T28">cur</text:span><text:span text:style-name="T21"> (=0)</text:span><text:span text:style-name="T16">, </text:span><text:span text:style-name="T21">txn</text:span><text:span text:style-name="T16">]</text:span></text:p>
      <text:p text:style-name="P13"><text:span text:style-name="T16"/></text:p>
      <text:list xml:id="list3494506076" text:style-name="L2">
        <text:list-item>
          <text:p text:style-name="P4"><text:span text:style-name="T24">Vote</text:span></text:p>
        </text:list-item>
      </text:list>
      <text:p text:style-name="P10">Chaque replica reçoit le block B.</text:p>
      <text:p text:style-name="P15"><text:span text:style-name="T33">Si</text:span><text:span text:style-name="T3"> </text:span><text:span text:style-name="T16">r = </text:span><text:span text:style-name="T21">r</text:span><text:span text:style-name="T28">cur</text:span><text:span text:style-name="T22"> </text:span><text:span text:style-name="T21">(empêche </text:span><text:span text:style-name="T23">de voter pour un round précédent</text:span><text:span text:style-name="T21">), r&gt;r</text:span><text:span text:style-name="T28">vote</text:span><text:span text:style-name="T21"> </text:span><text:span text:style-name="T16">(un validateur ne revote pas 2 fois le même </text:span><text:span text:style-name="T18">round</text:span><text:span text:style-name="T16">) et qc.r&gt;=</text:span><text:span text:style-name="T21">r</text:span><text:span text:style-name="T28">lock</text:span><text:span text:style-name="T21"> </text:span><text:span text:style-name="T16">(si le plus haut qc reçu par le leader est plus faible que celui d’un leader précédent donc le block a été certifié, il n’est pas à jour donc ne pas prendre en compte son block):</text:span></text:p>
      <text:p text:style-name="P13"><text:span text:style-name="T16">les réplicas envoient leur threshold signature {id,</text:span><text:span text:style-name="T3"> </text:span><text:span text:style-name="T21">r</text:span><text:span text:style-name="T16">,</text:span><text:span text:style-name="T21">v</text:span><text:span text:style-name="T16">} à L</text:span><text:span text:style-name="T29">r + 1</text:span><text:span text:style-name="T16"> (qui forme alors le QC, le multicast et passe au round r+1 pour proposer son block) et </text:span><text:span text:style-name="T21">r</text:span><text:span text:style-name="T28">vote</text:span><text:span text:style-name="T3"> </text:span><text:span text:style-name="T34">←</text:span><text:span text:style-name="T3"> </text:span><text:span text:style-name="T21">r</text:span></text:p>
      <text:p text:style-name="P11">(vérification des txn implicite car triviale avec les signatures)</text:p>
      <text:p text:style-name="P11"/>
      <text:list xml:id="list3732867311" text:style-name="L3">
        <text:list-item>
          <text:p text:style-name="P5"><text:span text:style-name="T24">Lock </text:span><text:span text:style-name="T26">(2-chain lock rule)</text:span></text:p>
        </text:list-item>
      </text:list>
      <text:p text:style-name="P13"><text:span text:style-name="T33">Si</text:span><text:span text:style-name="T3"> </text:span><text:span text:style-name="T16">on reçoit un qc (formé de votes par un leader ou dans un proposal ou un timeout msg) pour un bloc B=[id,qc’,...]:</text:span></text:p>
      <text:p text:style-name="P13"><text:span text:style-name="T21">r</text:span><text:span text:style-name="T28">lock</text:span><text:span text:style-name="T3"> </text:span><text:span text:style-name="T34">←</text:span><text:span text:style-name="T3"> </text:span><text:span text:style-name="T16">max(</text:span><text:span text:style-name="T21">r</text:span><text:span text:style-name="T28">lock</text:span><text:span text:style-name="T3"> </text:span><text:span text:style-name="T16">,</text:span><text:span text:style-name="T3"> </text:span><text:span text:style-name="T21">qc’.r</text:span><text:span text:style-name="T16">)  (on lock le round le round du plus haut qc (qc’) du leader au moment de la création du block si ce dernier reçoit un qc (qc)</text:span><text:span text:style-name="T36">)</text:span></text:p>
      <text:p text:style-name="P13"><text:span text:style-name="T21">qc</text:span><text:span text:style-name="T28">high</text:span><text:span text:style-name="T3"> </text:span><text:span text:style-name="T34">←</text:span><text:span text:style-name="T3"> </text:span><text:span text:style-name="T16">max(</text:span><text:span text:style-name="T21">qc</text:span><text:span text:style-name="T28">high</text:span><text:span text:style-name="T3"> </text:span><text:span text:style-name="T16">,</text:span><text:span text:style-name="T3"> </text:span><text:span text:style-name="T21">qc</text:span><text:span text:style-name="T16">)  (on actualise notre </text:span><text:span text:style-name="T21">qchigh </text:span><text:span text:style-name="T16">pour qu’il soit le plus haut qc que l’on a reçu</text:span><text:span text:style-name="T36">)</text:span></text:p>
      <text:p text:style-name="P16"><text:span text:style-name="T19"/></text:p>
      <text:list xml:id="list2724570153" text:style-name="L4">
        <text:list-item>
          <text:p text:style-name="P6"><text:span text:style-name="T24">Commit </text:span><text:span text:style-name="T26">(3-chain commit rule)</text:span></text:p>
        </text:list-item>
      </text:list>
      <text:p text:style-name="P13"><text:span text:style-name="T33">Si</text:span><text:span text:style-name="T3"> </text:span><text:span text:style-name="T16">il existe trois block certifiés adjacent dans la chaîne avec </text:span><text:span text:style-name="T21">B’’.r</text:span><text:span text:style-name="T3"> </text:span><text:span text:style-name="T16">= </text:span><text:span text:style-name="T21">B’.r</text:span><text:span text:style-name="T3"> </text:span><text:span text:style-name="T16">+ 1 = </text:span><text:span text:style-name="T21">B.r</text:span><text:span text:style-name="T3"> </text:span><text:span text:style-name="T16">+ 2 alors:</text:span></text:p>
      <text:p text:style-name="P10">les replicas commit B et tous ses ancêtres</text:p>
      <text:p text:style-name="P1"/>
      <text:p text:style-name="P1"/>
      <text:p text:style-name="P14"><text:soft-page-break/><text:span text:style-name="T10">Protocole de Pacemaker pour le réplicas</text:span><text:span text:style-name="T11"> </text:span><text:span text:style-name="T12">i</text:span><text:span text:style-name="T21"> </text:span></text:p>
      <text:p text:style-name="P14"><text:span text:style-name="T21">(avance de round soit par manque de progression soit parce que le round est complet)</text:span></text:p>
      <text:p text:style-name="P1"/>
      <text:list xml:id="list4171422928" text:style-name="L5">
        <text:list-item>
          <text:p text:style-name="P7"><text:span text:style-name="T24">Avancer de round</text:span></text:p>
        </text:list-item>
      </text:list>
      <text:p text:style-name="P13"><text:span text:style-name="T16">si le replica reçoit ou forme un qc ou un tc pour le round r-1 alors </text:span><text:span text:style-name="T21">r</text:span><text:span text:style-name="T28">cur</text:span><text:span text:style-name="T3"> </text:span><text:span text:style-name="T34">←</text:span><text:span text:style-name="T3"> </text:span><text:span text:style-name="T16">max(</text:span><text:span text:style-name="T21">r</text:span><text:span text:style-name="T28">cur</text:span><text:span text:style-name="T30"> </text:span><text:span text:style-name="T16">,</text:span><text:span text:style-name="T3"> </text:span><text:span text:style-name="T21">r</text:span><text:span text:style-name="T16">)</text:span></text:p>
      <text:p text:style-name="P13"><text:span text:style-name="T16"/></text:p>
      <text:list xml:id="list2012711277" text:style-name="L6">
        <text:list-item>
          <text:p text:style-name="P8"><text:span text:style-name="T24">Timer et Timeout</text:span></text:p>
        </text:list-item>
      </text:list>
      <text:p text:style-name="P9"><text:span text:style-name="T25">- </text:span><text:span text:style-name="T26">quand on entre dans le round r on envoit le TC du round r-1 (si on en a un) à L</text:span><text:span text:style-name="T31">r</text:span><text:span text:style-name="T26"> puis on reset le timer à 0</text:span></text:p>
      <text:p text:style-name="P13"><text:span text:style-name="T17">- </text:span><text:span text:style-name="T16">quand le timer atteint un temps τ, on arrête de voter pour le round </text:span><text:span text:style-name="T21">rcur</text:span><text:span text:style-name="T3"> </text:span><text:span text:style-name="T16">et on mutlicast un message signé contenant notre treshold signature du round </text:span><text:span text:style-name="T21">rcur</text:span><text:span text:style-name="T3"> </text:span><text:span text:style-name="T16">et notre </text:span><text:span text:style-name="T21">qc</text:span><text:span text:style-name="T28">high</text:span><text:span text:style-name="T3"> </text:span><text:span text:style-name="T16">&lt;{</text:span><text:span text:style-name="T21">r</text:span><text:span text:style-name="T28">cur</text:span><text:span text:style-name="T16">}</text:span><text:span text:style-name="T28">i</text:span><text:span text:style-name="T3"> </text:span><text:span text:style-name="T16">, </text:span><text:span text:style-name="T21">qc</text:span><text:span text:style-name="T28">high</text:span><text:span text:style-name="T16">&gt;</text:span></text:p>
      <text:p text:style-name="P13"><text:span text:style-name="T17">- </text:span><text:span text:style-name="T16">quand on reçoit un message de timeout valide ou un TC on exécute Advance round, Lock puis Commit</text:span></text:p>
      <text:p text:style-name="P13"><text:span text:style-name="T17">- </text:span><text:span text:style-name="T16">quand on reçoit 2f+1 messages de timeout on forme un TC (et on l’envoie à L</text:span><text:span text:style-name="T29">r + 1</text:span><text:span text:style-name="T16">) puis on fait Advance round</text:span></text:p>
      <text:p text:style-name="P1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Times New Roman" svg:font-family="'Times New Roman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Sans Serif Collection" svg:font-family="'Sans Serif Collectio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6T12:25:54.867000000</meta:creation-date>
    <dc:date>2024-03-26T12:52:10.100000000</dc:date>
    <meta:editing-duration>PT26M13S</meta:editing-duration>
    <meta:editing-cycles>5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28" meta:word-count="481" meta:character-count="2452" meta:non-whitespace-character-count="1999"/>
  </office:meta>
</office:document-meta>
</file>